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30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2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/>
          <table:table-cell table:style-name="ce18"/>
          <table:table-cell table:style-name="ce30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7:02:48.227238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4T07:10:12.752877765</dc:date>
    <meta:editing-duration>PT10H3M47S</meta:editing-duration>
    <meta:editing-cycles>57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6" meta:object-count="0"/>
  </office:meta>
</office:document-meta>
</file>